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40000029E396DB80A.png" manifest:media-type="image/png"/>
  <manifest:file-entry manifest:full-path="Pictures/10000001000002AD00000173BDB652C6.png" manifest:media-type="image/png"/>
  <manifest:file-entry manifest:full-path="Pictures/10000001000003BC000002757C31F755.png" manifest:media-type="image/png"/>
  <manifest:file-entry manifest:full-path="Pictures/10000001000002DF000001E60E6C49D5.png" manifest:media-type="image/png"/>
  <manifest:file-entry manifest:full-path="Pictures/10000001000002AD00000173ACDD47E8.png" manifest:media-type="image/png"/>
  <manifest:file-entry manifest:full-path="Pictures/10000001000002AD0000017359ABF23D.png" manifest:media-type="image/png"/>
  <manifest:file-entry manifest:full-path="Pictures/10000001000002DF000001E683414648.png" manifest:media-type="image/png"/>
  <manifest:file-entry manifest:full-path="Pictures/10000001000002C40000029E0620B18F.png" manifest:media-type="image/png"/>
  <manifest:file-entry manifest:full-path="Pictures/10000001000002AD00000173BAC2BA45.png" manifest:media-type="image/png"/>
  <manifest:file-entry manifest:full-path="Pictures/10000001000002C40000029EC00A7948.png" manifest:media-type="image/png"/>
  <manifest:file-entry manifest:full-path="Pictures/10000001000002AD00000173326EBEF2.png" manifest:media-type="image/png"/>
  <manifest:file-entry manifest:full-path="Pictures/100000010000029A0000015D7A270A65.png" manifest:media-type="image/png"/>
  <manifest:file-entry manifest:full-path="Pictures/10000001000002DF000001E6B3F34EEF.png" manifest:media-type="image/png"/>
  <manifest:file-entry manifest:full-path="Pictures/10000001000002AD00000173B8381976.png" manifest:media-type="image/png"/>
  <manifest:file-entry manifest:full-path="Pictures/10000001000002DB0000029B6F42379A.png" manifest:media-type="image/png"/>
  <manifest:file-entry manifest:full-path="Pictures/10000001000002AD000001734BA40365.png" manifest:media-type="image/png"/>
  <manifest:file-entry manifest:full-path="Pictures/10000001000002AD00000173121CCECB.png" manifest:media-type="image/png"/>
  <manifest:file-entry manifest:full-path="Pictures/10000001000002C40000029EC2DBE2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4" text:anchor-type="char" svg:width="17cm" svg:height="11.185cm" draw:z-index="13"><draw:image xlink:href="Pictures/10000001000003BC000002757C31F7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16" text:anchor-type="char" svg:width="17cm" svg:height="11.24cm" draw:z-index="15"><draw:image xlink:href="Pictures/10000001000002DF000001E6B3F34EEF.png" xlink:type="simple" xlink:show="embed" xlink:actuate="onLoad" draw:mime-type="image/png"/></draw:frame></text:p>
      <text:p text:style-name="Standard"><draw:frame draw:style-name="fr2" draw:name="Image17" text:anchor-type="char" svg:width="17cm" svg:height="11.24cm" draw:z-index="16"><draw:image xlink:href="Pictures/10000001000002DF000001E60E6C49D5.png" xlink:type="simple" xlink:show="embed" xlink:actuate="onLoad" draw:mime-type="image/png"/></draw:frame><text:soft-page-break/></text:p>
      <text:p text:style-name="Standard"/>
      <text:p text:style-name="Standard"><draw:frame draw:style-name="fr2" draw:name="Image2" text:anchor-type="char" svg:width="17cm" svg:height="9.206cm" draw:z-index="1"><draw:image xlink:href="Pictures/10000001000002AD0000017359ABF23D.png" xlink:type="simple" xlink:show="embed" xlink:actuate="onLoad" draw:mime-type="image/png"/></draw:frame></text:p>
      <text:p text:style-name="Standard"><draw:frame draw:style-name="fr2" draw:name="Image15" text:anchor-type="char" svg:width="17cm" svg:height="11.24cm" draw:z-index="14"><draw:image xlink:href="Pictures/10000001000002DF000001E683414648.png" xlink:type="simple" xlink:show="embed" xlink:actuate="onLoad" draw:mime-type="image/png"/></draw:frame><text:soft-page-break/></text:p>
      <text:p text:style-name="Standard"><draw:frame draw:style-name="fr2" draw:name="Image4" text:anchor-type="char" svg:width="17cm" svg:height="9.206cm" draw:z-index="3"><draw:image xlink:href="Pictures/10000001000002AD00000173BAC2BA45.png" xlink:type="simple" xlink:show="embed" xlink:actuate="onLoad" draw:mime-type="image/png"/></draw:frame></text:p>
      <text:p text:style-name="Standard"><draw:frame draw:style-name="fr2" draw:name="Image5" text:anchor-type="char" svg:width="17cm" svg:height="9.206cm" draw:z-index="4"><draw:image xlink:href="Pictures/10000001000002AD00000173326EBEF2.png" xlink:type="simple" xlink:show="embed" xlink:actuate="onLoad" draw:mime-type="image/png"/></draw:frame><text:soft-page-break/></text:p>
      <text:p text:style-name="Standard"><draw:frame draw:style-name="fr2" draw:name="Image3" text:anchor-type="char" svg:width="17cm" svg:height="9.206cm" draw:z-index="2"><draw:image xlink:href="Pictures/10000001000002AD000001734BA4036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8" text:anchor-type="char" svg:width="17cm" svg:height="15.512cm" draw:z-index="17"><draw:image xlink:href="Pictures/10000001000002DB0000029B6F42379A.png" xlink:type="simple" xlink:show="embed" xlink:actuate="onLoad" draw:mime-type="image/png"/></draw:frame></text:p>
      <text:p text:style-name="Standard"/>
      <text:p text:style-name="Standard"><draw:frame draw:style-name="fr2" draw:name="Image6" text:anchor-type="char" svg:width="17cm" svg:height="9.206cm" draw:z-index="5"><draw:image xlink:href="Pictures/10000001000002AD00000173B8381976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7" text:anchor-type="char" svg:width="17cm" svg:height="9.206cm" draw:z-index="6"><draw:image xlink:href="Pictures/10000001000002AD00000173121CCE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char" svg:width="17cm" svg:height="16.087cm" draw:z-index="10"><draw:image xlink:href="Pictures/10000001000002C40000029EC2DBE2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9" text:anchor-type="char" svg:width="17cm" svg:height="9.206cm" draw:z-index="8"><draw:image xlink:href="Pictures/10000001000002AD00000173ACDD47E8.png" xlink:type="simple" xlink:show="embed" xlink:actuate="onLoad" draw:mime-type="image/png"/></draw:frame></text:p>
      <text:p text:style-name="Standard"><draw:frame draw:style-name="fr2" draw:name="Image10" text:anchor-type="char" svg:width="17cm" svg:height="16.087cm" draw:z-index="9"><draw:image xlink:href="Pictures/10000001000002C40000029E0620B18F.png" xlink:type="simple" xlink:show="embed" xlink:actuate="onLoad" draw:mime-type="image/png"/></draw:frame></text:p>
      <text:p text:style-name="Standard"/>
      <text:p text:style-name="Standard"><draw:frame draw:style-name="fr2" draw:name="Image8" text:anchor-type="char" svg:width="17cm" svg:height="9.206cm" draw:z-index="7"><draw:image xlink:href="Pictures/10000001000002AD00000173BDB652C6.png" xlink:type="simple" xlink:show="embed" xlink:actuate="onLoad" draw:mime-type="image/png"/></draw:frame><text:soft-page-break/></text:p>
      <text:p text:style-name="Standard"/>
      <text:p text:style-name="Standard"><draw:frame draw:style-name="fr2" draw:name="Image12" text:anchor-type="char" svg:width="17cm" svg:height="16.087cm" draw:z-index="11"><draw:image xlink:href="Pictures/10000001000002C40000029EC00A794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13" text:anchor-type="char" svg:width="17cm" svg:height="16.087cm" draw:z-index="12"><draw:image xlink:href="Pictures/10000001000002C40000029E396DB80A.png" xlink:type="simple" xlink:show="embed" xlink:actuate="onLoad" draw:mime-type="image/png"/></draw:frame><text:soft-page-break/></text:p>
      <text:p text:style-name="Standard"><draw:frame draw:style-name="fr2" draw:name="Image1" text:anchor-type="char" svg:width="17cm" svg:height="8.908cm" draw:z-index="0"><draw:image xlink:href="Pictures/100000010000029A0000015D7A270A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0:14:10.399036950</meta:creation-date>
    <dc:date>2025-12-23T00:27:45.984312242</dc:date>
    <meta:editing-duration>PT13M36S</meta:editing-duration>
    <meta:editing-cycles>3</meta:editing-cycles>
    <meta:generator>LibreOffice/25.8.1.1$Linux_X86_64 LibreOffice_project/54047653041915e595ad4e45cccea684809c77b5</meta:generator>
    <meta:document-statistic meta:table-count="0" meta:image-count="18" meta:object-count="0" meta:page-count="11" meta:paragraph-count="0" meta:word-count="0" meta:character-count="0" meta:non-whitespace-character-count="0"/>
  </office:meta>
</office:document-meta>
</file>